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nkedList.listIterator(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isEqualValue( Object value1 , Object valu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Sub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inkedList.removeAll( Collection co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.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edSubList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inkedList.containsAll( Collection co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kedList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Linked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Previou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SubList.checkMod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inkedList.remov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inkedList.doReadObject( ObjectInputStream in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dListIterator.getLastNodeReturn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edList.addLas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edListIterator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LinkedList.retainAll( Collection co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LinkedList.addFirs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ed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edList.AbstractLinkedList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inkedList.indexOf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inkedList.AbstractLink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get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dListIterator.LinkedListIterator( AbstractLinkedList parent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nkedList.createSubListIterator( LinkedSubList sub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SubListIterator.LinkedSubListIterator( LinkedSubList sub , int star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edSubLis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List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Sub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edLis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SubList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inkedList.add(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.getNex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SubLis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inked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get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nkedList.set(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edList.equals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inkedSub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edSubList.addAll( int index ,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LinkedList.subList( int fromIndexInclusive , int toIndexExclu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SubListIterat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inkedList.add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ed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List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edSubLis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ListIterat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.Node( Node previous , Node nex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edList.toArray( Objec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nkedSubList.add( int index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edList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removeAll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edSubList.listIterator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.Nod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edList.contai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remove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NextNode( Node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PreviousNode( Node previ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getNode( int index , boolean endMarkerAllowe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LinkedList.doWriteObject( ObjectOutputStream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edList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LinkedList.createHeader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Lis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Sub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edSubList.set( int index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edListIterator.se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edList.addNodeBefore( Node nod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edSubList.rangeCheck( int index , int beyo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inkedList.addNodeAfter( Node nod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edList.remove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edList.createNod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updateNode( Node nod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remove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inkedList.lastIndexOf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kedSubList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edSubList.subList( int fromIndexInclusive , int toIndexExclu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List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createSubListListIterator( LinkedSubList subList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List.addAll( int index ,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inkedList.addNode( Node nodeToInsert , Node insertBefore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edSubList.LinkedSubList( AbstractLinkedList parent , int fromIndex , int to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edListIterator.checkMod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inkedLis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